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text-properties fo:font-size="36pt" officeooo:rsid="0016cad5" officeooo:paragraph-rsid="0016cad5" style:font-size-asian="36pt" style:font-size-complex="36pt"/>
    </style:style>
    <style:style style:name="P2" style:family="paragraph" style:parent-style-name="Text_20_body" style:list-style-name="L1">
      <style:text-properties fo:font-size="16pt" style:text-underline-style="solid" style:text-underline-width="auto" style:text-underline-color="font-color" officeooo:rsid="00154046" officeooo:paragraph-rsid="00154046" style:font-size-asian="16pt" style:font-size-complex="16pt"/>
    </style:style>
    <style:style style:name="P3" style:family="paragraph" style:parent-style-name="Text_20_body" style:list-style-name="L1">
      <style:text-properties fo:font-size="16pt" style:text-underline-style="solid" style:text-underline-width="auto" style:text-underline-color="font-color" officeooo:rsid="0017e7e1" officeooo:paragraph-rsid="0017e7e1" style:font-size-asian="16pt" style:font-size-complex="16pt"/>
    </style:style>
    <style:style style:name="P4" style:family="paragraph" style:parent-style-name="Text_20_body" style:list-style-name="L1">
      <style:text-properties fo:font-size="16pt" officeooo:rsid="00154046" officeooo:paragraph-rsid="00154046" style:font-size-asian="16pt" style:font-size-complex="16pt"/>
    </style:style>
    <style:style style:name="P5" style:family="paragraph" style:parent-style-name="Text_20_body">
      <style:text-properties fo:font-size="16pt" officeooo:rsid="00154046" officeooo:paragraph-rsid="00154046" style:font-size-asian="16pt" style:font-size-complex="16pt"/>
    </style:style>
    <style:style style:name="P6" style:family="paragraph" style:parent-style-name="Text_20_body" style:list-style-name="L1">
      <style:text-properties fo:font-size="16pt" officeooo:rsid="0016cad5" officeooo:paragraph-rsid="0016cad5" style:font-size-asian="16pt" style:font-size-complex="16pt"/>
    </style:style>
    <style:style style:name="T1" style:family="text">
      <style:text-properties officeooo:rsid="0016ca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uhuoneen materiaalivarasto</text:p>
      <text:p text:style-name="P5">Puutyötilan varastoon saa jättää materiaalia seuraavin reunaehdoin</text:p>
      <text:list xml:id="list7080635522783892853" text:style-name="L1">
        <text:list-item>
          <text:p text:style-name="P3">Ei lastulevyä (tai laminoitua lastulevyä, kuten pöytälevyjä)</text:p>
        </text:list-item>
        <text:list-item>
          <text:p text:style-name="P3">Ei isoa määrää MDF-levyä</text:p>
        </text:list-item>
        <text:list-item>
          <text:p text:style-name="P2">Vain käyttökelpoisen kokoisia palasia</text:p>
          <text:list>
            <text:list-item>
              <text:p text:style-name="P4">Perus män<text:span text:style-name="T1">nynpalasten osalta kappaleen täytyy olla vähintään 50cm pitkä</text:span></text:p>
            </text:list-item>
            <text:list-item>
              <text:p text:style-name="P6">Jalopuiden osalta pienemmätkin kappaleet ovat tervetulleita</text:p>
            </text:list-item>
            <text:list-item>
              <text:p text:style-name="P6">Vaneripalojen oltava vähintään 10x10cm</text:p>
            </text:list-item>
            <text:list-item>
              <text:p text:style-name="P6">Käyrillä b-luokan laudoilla emme tee mitään</text:p>
            </text:list-item>
          </text:list>
        </text:list-item>
        <text:list-item>
          <text:p text:style-name="P6">Lautojen tai levyjen mahdollisesti vahingoittuneet tai epämääräisen muotoiset kohdat on sahattava pois ja vietävä roskiin</text:p>
        </text:list-item>
        <text:list-item>
          <text:p text:style-name="P6">Materiaali on varastoitava siististi, levyt kärryyn ja lankut telineille</text:p>
        </text:list-item>
        <text:list-item>
          <text:p text:style-name="P6">Jos varasto on täynnä täytyy sieltä tarvittaessa poistaa heikkolaatuisempaa vastaavaa materiaalia uuden tieltä</text:p>
        </text:list-item>
        <text:list-item>
          <text:p text:style-name="P6">Materiaalin varastoiminen suoraan lattialle on kiellett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6:07:36.949036000</meta:creation-date>
    <meta:print-date>2017-09-02T18:23:22.219934000</meta:print-date>
    <dc:date>2017-09-13T17:49:24.018887000</dc:date>
    <meta:editing-duration>P10DT23H24M7S</meta:editing-duration>
    <meta:editing-cycles>4</meta:editing-cycles>
    <meta:generator>LibreOffice/5.2.6.2$MacOSX_X86_64 LibreOffice_project/a3100ed2409ebf1c212f5048fbe377c281438fdc</meta:generator>
    <meta:document-statistic meta:table-count="0" meta:image-count="0" meta:object-count="0" meta:page-count="1" meta:paragraph-count="13" meta:word-count="103" meta:character-count="795" meta:non-whitespace-character-count="716"/>
  </office:meta>
</office:document-meta>
</file>